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ebd" officeooo:paragraph-rsid="0007bebd"/>
    </style:style>
    <style:style style:name="P2" style:family="paragraph" style:parent-style-name="Standard">
      <style:text-properties officeooo:rsid="0007bebd" officeooo:paragraph-rsid="00090df7"/>
    </style:style>
    <style:style style:name="P3" style:family="paragraph" style:parent-style-name="Standard">
      <style:text-properties officeooo:rsid="0007bebd" officeooo:paragraph-rsid="000ce3c6"/>
    </style:style>
    <style:style style:name="P4" style:family="paragraph" style:parent-style-name="Standard">
      <style:text-properties officeooo:rsid="00090df7" officeooo:paragraph-rsid="00090df7"/>
    </style:style>
    <style:style style:name="P5" style:family="paragraph" style:parent-style-name="Standard">
      <style:text-properties officeooo:rsid="00090df7" officeooo:paragraph-rsid="0009cadf"/>
    </style:style>
    <style:style style:name="P6" style:family="paragraph" style:parent-style-name="Standard">
      <style:text-properties fo:font-size="14pt" fo:font-weight="bold" officeooo:rsid="00090df7" officeooo:paragraph-rsid="00090df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ce3c6" officeooo:paragraph-rsid="000ce3c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9cadf" officeooo:paragraph-rsid="0009cad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officeooo:rsid="0007bebd" officeooo:paragraph-rsid="0007bebd" style:font-size-asian="14pt" style:font-size-complex="14pt"/>
    </style:style>
    <style:style style:name="P10" style:family="paragraph" style:parent-style-name="Standard">
      <style:text-properties officeooo:rsid="0009cadf" officeooo:paragraph-rsid="0009cadf"/>
    </style:style>
    <style:style style:name="P11" style:family="paragraph" style:parent-style-name="Standard">
      <style:text-properties officeooo:rsid="0009cadf" officeooo:paragraph-rsid="000ac561"/>
    </style:style>
    <style:style style:name="P12" style:family="paragraph" style:parent-style-name="Standard">
      <style:text-properties officeooo:rsid="0009cadf" officeooo:paragraph-rsid="000b78ad"/>
    </style:style>
    <style:style style:name="P13" style:family="paragraph" style:parent-style-name="Standard">
      <style:text-properties officeooo:rsid="0009cadf" officeooo:paragraph-rsid="0007bebd"/>
    </style:style>
    <style:style style:name="P14" style:family="paragraph" style:parent-style-name="Standard">
      <style:text-properties officeooo:rsid="0009cadf" officeooo:paragraph-rsid="00104ce8"/>
    </style:style>
    <style:style style:name="P15" style:family="paragraph" style:parent-style-name="Standard">
      <style:text-properties officeooo:rsid="000ac561" officeooo:paragraph-rsid="000ac561"/>
    </style:style>
    <style:style style:name="P16" style:family="paragraph" style:parent-style-name="Standard">
      <style:text-properties officeooo:rsid="000ce3c6" officeooo:paragraph-rsid="000ce3c6"/>
    </style:style>
    <style:style style:name="P17" style:family="paragraph" style:parent-style-name="Standard">
      <style:text-properties fo:font-size="13pt" fo:font-weight="bold" officeooo:rsid="000ce3c6" officeooo:paragraph-rsid="000ce3c6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normal" officeooo:rsid="000ce3c6" officeooo:paragraph-rsid="000ce3c6" style:font-size-asian="13pt" style:font-weight-asian="normal" style:font-size-complex="13pt" style:font-weight-complex="normal"/>
    </style:style>
    <style:style style:name="P19" style:family="paragraph" style:parent-style-name="Standard">
      <style:text-properties officeooo:rsid="000b78ad" officeooo:paragraph-rsid="000b78ad"/>
    </style:style>
    <style:style style:name="P20" style:family="paragraph" style:parent-style-name="Standard" style:list-style-name="L1">
      <style:text-properties officeooo:rsid="0007bebd" officeooo:paragraph-rsid="0007bebd"/>
    </style:style>
    <style:style style:name="P21" style:family="paragraph" style:parent-style-name="Standard">
      <style:text-properties officeooo:rsid="000ce3c6" officeooo:paragraph-rsid="000ce3c6"/>
    </style:style>
    <style:style style:name="T1" style:family="text">
      <style:text-properties officeooo:rsid="0007bebd"/>
    </style:style>
    <style:style style:name="T2" style:family="text">
      <style:text-properties officeooo:rsid="0009cad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ac561" style:font-size-asian="14pt" style:font-weight-asian="bold" style:font-size-complex="14pt" style:font-weight-complex="bold"/>
    </style:style>
    <style:style style:name="T5" style:family="text">
      <style:text-properties officeooo:rsid="000ac561"/>
    </style:style>
    <style:style style:name="T6" style:family="text">
      <style:text-properties officeooo:rsid="000b78ad"/>
    </style:style>
    <style:style style:name="T7" style:family="text">
      <style:text-properties officeooo:rsid="000ce3c6"/>
    </style:style>
    <style:style style:name="T8" style:family="text">
      <style:text-properties officeooo:rsid="000e73a7"/>
    </style:style>
    <style:style style:name="T9" style:family="text">
      <style:text-properties officeooo:rsid="000fa39c"/>
    </style:style>
    <style:style style:name="T10" style:family="text">
      <style:text-properties officeooo:rsid="000fb83c"/>
    </style:style>
    <style:style style:name="T11" style:family="text">
      <style:text-properties officeooo:rsid="00109b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ction</text:p>
      <text:p text:style-name="Standard">The program "scantofile" acquires blocks of analog input data for a user-specified group of channels. The acquisition is stopped when the specified number of samples is acquired for each channel.</text:p>
      <text:p text:style-name="Standard"/>
      <text:p text:style-name="Standard">The system is based on the Measurement Computing (MC) MCC 172 for sound and vibration measurement which plugs into a Raspberry Pi 4B. The software is based on the MC supplied open sourced libra<text:span text:style-name="T1">r</text:span>y and examples.</text:p>
      <text:p text:style-name="Standard"/>
      <text:p text:style-name="Standard">The MCC 172 is a two channel DAQ HAT for making sound and vibration measurements from IEPE sensors like accelerometers and microphones. It features a 24-bit A/D per channel and a maximum sample rate of <text:s/>51.2 kS/s/Ch. Up to eight MCC HATs can be stacked onto one Raspberry Pi but this software only supports one board, <text:span text:style-name="T1">ie</text:span> 2 channels.</text:p>
      <text:p text:style-name="Standard"/>
      <text:p text:style-name="P2">The program “scantofile” <text:s/>is designed to run standalone on a Raspberry Pi without a monitor. The collected data is written to a log file or an error log file if there are any errors. </text:p>
      <text:p text:style-name="P2"/>
      <text:p text:style-name="P6">Configuration</text:p>
      <text:p text:style-name="P2">The following parameters in the <text:s/>XML file: “vib_params” allow the user to make changes to the data collection parameters:</text:p>
      <text:p text:style-name="P1"/>
      <text:list xml:id="list796954998" text:style-name="L1">
        <text:list-item>
          <text:p text:style-name="P20">hardware options</text:p>
        </text:list-item>
        <text:list-item>
          <text:p text:style-name="P20">scan_rate </text:p>
        </text:list-item>
        <text:list-item>
          <text:p text:style-name="P20">samples per channel</text:p>
        </text:list-item>
        <text:list-item>
          <text:p text:style-name="P20">number of channels</text:p>
        </text:list-item>
        <text:list-item>
          <text:p text:style-name="P20">sensitivity</text:p>
        </text:list-item>
        <text:list-item>
          <text:p text:style-name="P20">IEPE power supply</text:p>
        </text:list-item>
      </text:list>
      <text:p text:style-name="P1"/>
      <text:p text:style-name="P1">A description of each parameter is provided in the <text:span text:style-name="T10">xml </text:span>file with the parameters.</text:p>
      <text:p text:style-name="P1"/>
      <text:p text:style-name="P8">Operation</text:p>
      <text:p text:style-name="P12">To run the program, go to the directory mcc172 and type “./scantofile”. </text:p>
      <text:p text:style-name="P12"/>
      <text:p text:style-name="P19">If successful the program will generate a log file in the directory “results” with a filename consisting of the Raspberry Pi’s host name, the date, and the time. If unsuccessful an error file will be generated with a file name of <text:s/>host name, the date, <text:s/>the time, and the <text:s/>chars “errolog” appended to the end of the filename.</text:p>
      <text:p text:style-name="P1"/>
      <text:p text:style-name="P4"><text:span text:style-name="T3">Software </text:span><text:span text:style-name="T4">Files</text:span></text:p>
      <text:p text:style-name="P4">The MC software libraries and include files have not been changed. The <text:span text:style-name="T6">following </text:span>files <text:span text:style-name="T6">have been </text:span>developed <text:span text:style-name="T6">or <text:s/>used </text:span>for this program <text:span text:style-name="T6">and </text:span>are <text:span text:style-name="T2">stored in the directory “mcc172”</text:span>:</text:p>
      <text:p text:style-name="P4"/>
      <text:p text:style-name="P4"><text:span text:style-name="T2">source_files/</text:span>scantofile.c<text:tab/>- based on the MC example program finite_scan.c</text:p>
      <text:p text:style-name="P5"><text:span text:style-name="T2">source_files/</text:span>scantofile.h<text:tab/>- code<text:span text:style-name="T2">s</text:span> for <text:span text:style-name="T6">XML</text:span> configuration , <text:span text:style-name="T2">error messages , file names <text:s/></text:span></text:p>
      <text:p text:style-name="P5"><text:span text:style-name="T2">source_files/</text:span>utils.c<text:tab/><text:tab/>- a collection of util<text:span text:style-name="T6">itie</text:span>s to support the scantofile.c</text:p>
      <text:p text:style-name="P5"><text:span text:style-name="T2">source_files/</text:span>utils.h<text:tab/><text:tab/>- <text:span text:style-name="T2">function declarations for utils.c</text:span></text:p>
      <text:p text:style-name="P10">source_files/makefile<text:tab/><text:tab/>- to compile the source files</text:p>
      <text:p text:style-name="P10"/>
      <text:p text:style-name="P10">vib-params <text:tab/><text:tab/><text:tab/>- <text:span text:style-name="T6">XML</text:span> file containing configuration parameters</text:p>
      <text:p text:style-name="P14">source_files/readme<text:tab/><text:tab/>- this file</text:p>
      <text:p text:style-name="P1"><text:soft-page-break/></text:p>
      <text:p text:style-name="P13">results/*<text:tab/><text:tab/><text:tab/>- log files and error files generated when the application is run</text:p>
      <text:p text:style-name="P1"/>
      <text:p text:style-name="P15">Files provided by MC which have not been changed:</text:p>
      <text:p text:style-name="P15"/>
      <text:p text:style-name="P15"><text:span text:style-name="T2">source_files/</text:span>daqhats.h<text:tab/>- <text:s/>declaration of constants, errors and commands</text:p>
      <text:p text:style-name="P15"><text:span text:style-name="T2">source_files/</text:span>daqhats_utils.h<text:tab/>- helper functions used in MC supplied examples</text:p>
      <text:p text:style-name="P15"><text:span text:style-name="T2">source_files/</text:span>mcc172.h<text:tab/>- function declarations for mcc172</text:p>
      <text:p text:style-name="P11">source_files/<text:span text:style-name="T5">daqhats.so.1.3.0.5<text:tab/>- library</text:span></text:p>
      <text:p text:style-name="P1"/>
      <text:p text:style-name="P9"/>
      <text:p text:style-name="P7">Software <text:span text:style-name="T8">Functions</text:span></text:p>
      <text:p text:style-name="P7"/>
      <text:p text:style-name="P1"/>
      <text:p text:style-name="P17">Functions in “scantofile.c”:</text:p>
      <text:p text:style-name="P18"/>
      <text:p text:style-name="P18">/******************************</text:p>
      <text:p text:style-name="P18"><text:s/>* main()</text:p>
      <text:p text:style-name="P18"><text:s/>*</text:p>
      <text:p text:style-name="P18"><text:s/>* Acquires blocks of analog input data for a user-specified group</text:p>
      <text:p text:style-name="P18"><text:s/>* of channels. The acquisition is stopped when the specified</text:p>
      <text:p text:style-name="P18"><text:s/>* number of samples is acquired for each channel.</text:p>
      <text:p text:style-name="P18"><text:s/>****************************/</text:p>
      <text:p text:style-name="P16"/>
      <text:p text:style-name="P16">/****************************</text:p>
      <text:p text:style-name="P16"><text:s/>* add_to_errorlog_quit<text:span text:style-name="T9">() - a</text:span>dd a message to the error log file, then quit</text:p>
      <text:p text:style-name="P16"><text:s/>* </text:p>
      <text:p text:style-name="P16"><text:s/>* param message - message to be written to the log file</text:p>
      <text:p text:style-name="P16"><text:s/>****************************/</text:p>
      <text:p text:style-name="P16"/>
      <text:p text:style-name="P16">/****************************</text:p>
      <text:p text:style-name="P16"><text:s/>* get_log_file() - get the name and path to the log file</text:p>
      <text:p text:style-name="P16"><text:s/>*</text:p>
      <text:p text:style-name="P16"><text:s/>* Make sub directory to store results in.</text:p>
      <text:p text:style-name="P16"><text:s/>* Get the hostname, date and time which forms the filename.</text:p>
      <text:p text:style-name="P16"><text:s/>* Add path to the filename.</text:p>
      <text:p text:style-name="P16"><text:s/>* If errors, add to error log, and quit as no point in proceeding</text:p>
      <text:p text:style-name="P16"><text:s/>*</text:p>
      <text:p text:style-name="P16"><text:s/>* param filename - holds complete file name on return</text:p>
      <text:p text:style-name="P16"><text:s/>*****************************/</text:p>
      <text:p text:style-name="P16"/>
      <text:p text:style-name="P16">/****************************</text:p>
      <text:p text:style-name="P16"><text:s/>* utils_gettag_errchk_d gets a tag value as a double from an xml file</text:p>
      <text:p text:style-name="P16"><text:s/>*</text:p>
      <text:p text:style-name="P16"><text:s/>* utils_getxmltag_d() <text:s/>- get the double</text:p>
      <text:p text:style-name="P16"><text:s/>* If not available, adds message to log file,</text:p>
      <text:p text:style-name="P16"><text:s/>* which will also terminate the program.</text:p>
      <text:p text:style-name="P16"><text:s/>*</text:p>
      <text:p text:style-name="P16"><text:s/>* param filename - name of xml file</text:p>
      <text:p text:style-name="P16"><text:soft-page-break/><text:s/>* param parameter - tag we are looking for</text:p>
      <text:p text:style-name="P16"><text:s/>* returns - the double value from xml file</text:p>
      <text:p text:style-name="P16">*****************************/</text:p>
      <text:p text:style-name="P16"/>
      <text:p text:style-name="P16">/****************************</text:p>
      <text:p text:style-name="P16"><text:s/>* utils_gettag_errchk_i <text:span text:style-name="T9">() - </text:span>gets a tag value as an int from an xml file</text:p>
      <text:p text:style-name="P16"><text:s/>*</text:p>
      <text:p text:style-name="P16"><text:s/>* Uses utils_getxmltag_i() to get the int</text:p>
      <text:p text:style-name="P16"><text:s/>* If not available, adds message to log file,</text:p>
      <text:p text:style-name="P16"><text:s/>* which will also terminate the program.</text:p>
      <text:p text:style-name="P16"><text:s/>*</text:p>
      <text:p text:style-name="P16"><text:s/>* param filename - name of xml file</text:p>
      <text:p text:style-name="P16"><text:s/>* param parameter - tag we are looking for</text:p>
      <text:p text:style-name="P16"><text:s/>* returns - the int value from xml file</text:p>
      <text:p text:style-name="P16">*****************************/</text:p>
      <text:p text:style-name="P16"/>
      <text:p text:style-name="P16">/****************************</text:p>
      <text:p text:style-name="P16"><text:s/>* stop_if_error() - called to check for errors during scanning</text:p>
      <text:p text:style-name="P16"><text:s/>*</text:p>
      <text:p text:style-name="P16"><text:s/>* If no error, do nothing, return.</text:p>
      <text:p text:style-name="P16"><text:s/>* If error, appends the error message to the error log file,</text:p>
      <text:p text:style-name="P16"><text:s/>* shuts down the hardware,</text:p>
      <text:p text:style-name="P16"><text:s/>* and terminates the program.</text:p>
      <text:p text:style-name="P16">*****************************/</text:p>
      <text:p text:style-name="P16"/>
      <text:p text:style-name="P16">/****************************</text:p>
      <text:p text:style-name="P16"><text:s/>* iepe_power_off() <text:s/>- <text:span text:style-name="T11">power down the transducers</text:span></text:p>
      <text:p text:style-name="P16"><text:s/>* </text:p>
      <text:p text:style-name="P16"><text:s/>* If error appends it to the error log file.</text:p>
      <text:p text:style-name="P16">*****************************/</text:p>
      <text:p text:style-name="P16"/>
      <text:p text:style-name="P16">/****************************</text:p>
      <text:p text:style-name="P16"><text:s/>* close_mcc172() - shutdown the hardware</text:p>
      <text:p text:style-name="P16"><text:s/>* </text:p>
      <text:p text:style-name="P16"><text:s/>* If error appends it to the error log file.</text:p>
      <text:p text:style-name="P16">*****************************/</text:p>
      <text:p text:style-name="P16"/>
      <text:p text:style-name="P16">/****************************</text:p>
      <text:p text:style-name="P16"><text:s/>* get_err_str() - generates a string from an error or result code</text:p>
      <text:p text:style-name="P16"><text:s/>* </text:p>
      <text:p text:style-name="P16"><text:s/>* It appends the error message to the error log file rather</text:p>
      <text:p text:style-name="P16"><text:s/>* rather than the console and will only output</text:p>
      <text:p text:style-name="P16"><text:s/>* the error message to the console if debugging is enabled.</text:p>
      <text:p text:style-name="P16"><text:s/>* param result - result code to be converted to a string</text:p>
      <text:p text:style-name="P16"><text:s/>* return - string for the result code</text:p>
      <text:p text:style-name="P16">*****************************/</text:p>
      <text:p text:style-name="P1"/>
      <text:p text:style-name="P17">Functions in “utils.c”:</text:p>
      <text:p text:style-name="P3"/>
      <text:p text:style-name="P1">/****************************</text:p>
      <text:p text:style-name="P1"><text:soft-page-break/><text:s/>* utils_getnamedate() - appends hostname and date and time to a string</text:p>
      <text:p text:style-name="P1"><text:s/>*</text:p>
      <text:p text:style-name="P1"><text:s/>* Appends the host name and date time in the form</text:p>
      <text:p text:style-name="P1"><text:s/>* hostname_yymmdd_hhmmss</text:p>
      <text:p text:style-name="P1"><text:s/>* This is typically used to generate file names</text:p>
      <text:p text:style-name="P1"><text:s/>* which are identified with this host.</text:p>
      <text:p text:style-name="P1"><text:s/>* </text:p>
      <text:p text:style-name="P1"><text:s/>* If buffer is too small or any errors function returns zero</text:p>
      <text:p text:style-name="P1"><text:s/>* and the contents of buffer are undefined.</text:p>
      <text:p text:style-name="P1"><text:s/>* </text:p>
      <text:p text:style-name="P1"><text:s/>* param buffer - is a char array to store the results in</text:p>
      <text:p text:style-name="P1"><text:s/>* param buf_<text:span text:style-name="T7">s</text:span>ize - is the size of the buffer char array</text:p>
      <text:p text:style-name="P1"><text:s/>* returns - the size of the string returned in buffer or 0 if error <text:s/></text:p>
      <text:p text:style-name="P1">****************************/</text:p>
      <text:p text:style-name="P1"/>
      <text:p text:style-name="P1">/****************************</text:p>
      <text:p text:style-name="P1"><text:s/>* utils_get_date_time () - gets date and time in format specified in code</text:p>
      <text:p text:style-name="P1"><text:s/>*</text:p>
      <text:p text:style-name="P1"><text:s/>* Format is yy-mm-dd hh:mm:ss.</text:p>
      <text:p text:style-name="P1"><text:s/>* This is used in generation of file names</text:p>
      <text:p text:style-name="P1"><text:s/>* </text:p>
      <text:p text:style-name="P1"><text:s/>* If buffer is too small or any errors function returns zero</text:p>
      <text:p text:style-name="P1"><text:s/>* and the contents of buffer are undefined.</text:p>
      <text:p text:style-name="P1"><text:s/>* </text:p>
      <text:p text:style-name="P1"><text:s/>* param buffer - is a char array to store the results in</text:p>
      <text:p text:style-name="P1"><text:s/>* param size - is the size of the buffer char array</text:p>
      <text:p text:style-name="P1"><text:s/>* returns - the size of the string returned in buffer or 0 if error <text:s/></text:p>
      <text:p text:style-name="P1">****************************/ <text:s text:c="2"/></text:p>
      <text:p text:style-name="P1"/>
      <text:p text:style-name="P1">/****************************</text:p>
      <text:p text:style-name="P1"><text:s/>* utils_getfilepath() gets path to file in specified directory</text:p>
      <text:p text:style-name="P1"><text:s/>*</text:p>
      <text:p text:style-name="P1"><text:s/>* Returns the complete path including filename in buffer</text:p>
      <text:p text:style-name="P1"><text:s/>* If buffer is too small or any errors function returns zero</text:p>
      <text:p text:style-name="P1"><text:s/>* and the contents of buffer are undefined.</text:p>
      <text:p text:style-name="P1"><text:s/>* </text:p>
      <text:p text:style-name="P1"><text:s/>* param buffer - is a char array to store the results in</text:p>
      <text:p text:style-name="P1"><text:s/>* param buf_size - is the size of the buffer char array</text:p>
      <text:p text:style-name="P1"><text:s/>* param sub_dir - sub directory where file is stored, may be blank</text:p>
      <text:p text:style-name="P1"><text:s/>* param filename - is the name of the file</text:p>
      <text:p text:style-name="P1"><text:s/>* returns - the size of the string returned in buffer or 0 if error <text:s/></text:p>
      <text:p text:style-name="P1">****************************/</text:p>
      <text:p text:style-name="P1"/>
      <text:p text:style-name="P1">/****************************</text:p>
      <text:p text:style-name="P1"><text:s/>* utils_appendto file() - appends a message to a file</text:p>
      <text:p text:style-name="P1"><text:s/>*</text:p>
      <text:p text:style-name="P1"><text:s/>* If the file does not exist it is created.</text:p>
      <text:p text:style-name="P1"><text:s/>* Date and time are pre-appended to the filename</text:p>
      <text:p text:style-name="P1"><text:s/>*</text:p>
      <text:p text:style-name="P1"><text:s/>* Any errors return false, otherwise return true</text:p>
      <text:p text:style-name="P1"><text:soft-page-break/><text:s/>* <text:s/></text:p>
      <text:p text:style-name="P1"><text:s/>* param filename - name of file</text:p>
      <text:p text:style-name="P1"><text:s/>* param subdir - sub directory where file is stored</text:p>
      <text:p text:style-name="P1"><text:s/>* param message - message to write</text:p>
      <text:p text:style-name="P1"><text:s/>* returns - false if error in appending to the file</text:p>
      <text:p text:style-name="P1">****************************/</text:p>
      <text:p text:style-name="P1"><text:s text:c="2"/></text:p>
      <text:p text:style-name="P1">/****************************</text:p>
      <text:p text:style-name="P1"><text:s/>* utils_getxmltag() - gets a tag value as a string from an xml file</text:p>
      <text:p text:style-name="P1"><text:s/>*</text:p>
      <text:p text:style-name="P1"><text:s/>* Only supports a very simple xml file.</text:p>
      <text:p text:style-name="P1"><text:s/>* Assumes file size is less than MAX_FILE_SIZE.</text:p>
      <text:p text:style-name="P1"><text:s/>* File has to be small as file contents, excluding comments</text:p>
      <text:p text:style-name="P1"><text:s/>* are read into memory.</text:p>
      <text:p text:style-name="P1"><text:s/>*</text:p>
      <text:p text:style-name="P1"><text:s/>* Any error or cannot find the tag, returns zero</text:p>
      <text:p text:style-name="P1"><text:s/>* and the contents of tagvalue are undefined.</text:p>
      <text:p text:style-name="P1"><text:s/>* Only MAX_FILE_SIZE chars are read, the rest are ignored.</text:p>
      <text:p text:style-name="P1"><text:s/>*</text:p>
      <text:p text:style-name="P1"><text:s/>* param filename - name of xml file</text:p>
      <text:p text:style-name="P1"><text:s/>* param tag - tag we are looking for</text:p>
      <text:p text:style-name="P1"><text:s/>* param tagvalue - tag value from the file</text:p>
      <text:p text:style-name="P1"><text:s/>* returns - size of tagvalue or 0 if error</text:p>
      <text:p text:style-name="P1">*****************************/</text:p>
      <text:p text:style-name="P1"/>
      <text:p text:style-name="P1">/****************************</text:p>
      <text:p text:style-name="P1"><text:s/>* utils_getxmltag_d() - gets a tag value as a double from an xml file</text:p>
      <text:p text:style-name="P1"><text:s/>*</text:p>
      <text:p text:style-name="P1"><text:s/>* Uses utils_getxmltag() to get the string and then converts it to a double</text:p>
      <text:p text:style-name="P1"><text:s/>* Default value is 0, so if error returns 0.0</text:p>
      <text:p text:style-name="P1"><text:s/>*</text:p>
      <text:p text:style-name="P1"><text:s/>* param filename - name of xml file</text:p>
      <text:p text:style-name="P1"><text:s/>* param tag - tag we are looking for</text:p>
      <text:p text:style-name="P1"><text:s/>* returns - double</text:p>
      <text:p text:style-name="P1">*****************************/</text:p>
      <text:p text:style-name="P1"/>
      <text:p text:style-name="P1">/****************************</text:p>
      <text:p text:style-name="P1"><text:s/>* utils_getxmltag_i() - gets a tag value as an integer from an xml file</text:p>
      <text:p text:style-name="P1"><text:s/>*</text:p>
      <text:p text:style-name="P1"><text:s/>* Uses utils_getxmltag() to get the string and then converts it to a integer</text:p>
      <text:p text:style-name="P1"><text:s/>* Default value is 0, so if error returns 0</text:p>
      <text:p text:style-name="P1"><text:s/>*</text:p>
      <text:p text:style-name="P1"><text:s/>* param filename - name of xml file</text:p>
      <text:p text:style-name="P1"><text:s/>* param tag - tag we are looking for</text:p>
      <text:p text:style-name="P1"><text:s/>* returns - integer</text:p>
      <text:p text:style-name="P1">****************************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3:52:59.359203706</meta:creation-date>
    <dc:date>2020-08-24T08:21:57.077973140</dc:date>
    <meta:editing-duration>PT4H21M17S</meta:editing-duration>
    <meta:editing-cycles>12</meta:editing-cycles>
    <meta:generator>LibreOffice/6.1.5.2$Linux_ARM_EABI LibreOffice_project/10$Build-2</meta:generator>
    <meta:document-statistic meta:table-count="0" meta:image-count="0" meta:object-count="0" meta:page-count="5" meta:paragraph-count="198" meta:word-count="1456" meta:character-count="8685" meta:non-whitespace-character-count="7253"/>
  </office:meta>
</office:document-meta>
</file>